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минимально необходимо для изучения и использования</text:p>
      <text:p text:style-name="Standard">ChatGPT</text:p>
      <text:p text:style-name="P1">ChatGPT</text:p>
      <text:p text:style-name="Text_20_body">Для минимального изучения и использования JavaScript вам понадобится следующее:</text:p>
      <text:list xml:id="list3622089821636586886" text:style-name="L1">
        <text:list-item>
          <text:p text:style-name="P2"><text:span text:style-name="Strong_20_Emphasis">Редактор кода</text:span>: Например, Visual Studio Code, Sublime Text, Atom или любой другой редактор кода, который вам нравится.</text:p>
        </text:list-item>
        <text:list-item>
          <text:p text:style-name="P2"><text:span text:style-name="Strong_20_Emphasis">Браузер</text:span>: Для выполнения JavaScript кода на практике вам нужен веб-браузер, такой как Google Chrome, Mozilla Firefox, Safari, Microsoft Edge или другие.</text:p>
        </text:list-item>
        <text:list-item>
          <text:p text:style-name="P2"><text:span text:style-name="Strong_20_Emphasis">Основы языка</text:span>: Начните с основ JavaScript, таких как переменные, типы данных, операторы, условные операторы и циклы. Существует множество бесплатных онлайн-ресурсов и учебников для изучения этих основ.</text:p>
        </text:list-item>
        <text:list-item>
          <text:p text:style-name="P2"><text:span text:style-name="Strong_20_Emphasis">DOM (Document Object Model)</text:span>: После того, как вы овладеете основами языка, изучите работу с DOM, чтобы узнать, как JavaScript взаимодействует с элементами веб-страницы.</text:p>
        </text:list-item>
        <text:list-item>
          <text:p text:style-name="P2"><text:span text:style-name="Strong_20_Emphasis">Практика</text:span>: После изучения основ начните практиковаться, пишите небольшие скрипты для манипулирования элементами DOM, обработки событий, валидации форм и т.д.</text:p>
        </text:list-item>
        <text:list-item>
          <text:p text:style-name="P2"><text:span text:style-name="Strong_20_Emphasis">Ресурсы для обучения</text:span>: Используйте онлайн-ресурсы, такие как MDN Web Docs, JavaScript.info, freeCodeCamp, Codecademy и другие, чтобы углубить свои знания и навыки.</text:p>
        </text:list-item>
        <text:list-item>
          <text:p text:style-name="P2"><text:span text:style-name="Strong_20_Emphasis">Сообщество и форумы</text:span>: Присоединяйтесь к сообществам разработчиков, таким как Stack Overflow, Reddit и форумам разработчиков в социальных сетях, чтобы получать помощь и поддержку от опытных разработчиков.</text:p>
        </text:list-item>
        <text:list-item>
          <text:p text:style-name="P2"><text:span text:style-name="Strong_20_Emphasis">Продолжайте изучение</text:span>: JavaScript - это мощный и гибкий язык программирования, и никогда не перестает быть чем-то новым для изучения. По мере продвижения в изучении, изучайте более продвинутые темы, такие как асинхронное программирование, ES6+ функциональное программирование и фреймворки для разработки веб-приложений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01:14:26.96</dc:date>
    <meta:document-statistic meta:table-count="0" meta:image-count="0" meta:object-count="0" meta:page-count="1" meta:paragraph-count="12" meta:word-count="219" meta:character-count="1636"/>
    <dc:creator>Dima Wide</dc:creator>
    <meta:user-defined meta:name="Info 1"/>
    <meta:user-defined meta:name="Info 2"/>
    <meta:user-defined meta:name="Info 3"/>
    <meta:user-defined meta:name="Info 4"/>
  </office:meta>
</office:document-meta>
</file>